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gexpRequestParameterSelector.RegexpRequestParameterSele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expRequestParameterSelector.configure( Configuration configu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gexpRequestParameterSelector.getSelectorContext( Map objectModel , Parameters paramete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